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b274" draw:textarea-horizontal-align="justify" draw:textarea-vertical-align="top" draw:auto-grow-height="false" fo:min-height="0.819cm" fo:min-width="1.091cm"/>
    </style:style>
    <style:style style:name="gr2" style:family="graphic" style:parent-style-name="standard">
      <style:graphic-properties svg:stroke-color="#000000" draw:fill-color="#87d1d1" draw:textarea-horizontal-align="justify" draw:textarea-vertical-align="top" draw:auto-grow-height="false" fo:min-height="0.819cm" fo:min-width="1.09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87d1d1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1" style:family="paragraph">
      <style:paragraph-properties fo:text-align="center"/>
    </style:style>
    <style:style style:name="P2" style:family="paragraph">
      <loext:graphic-properties draw:fill-color="#00b274"/>
      <style:paragraph-properties fo:text-align="center"/>
      <style:text-properties fo:font-size="18pt" style:text-underline-style="none"/>
    </style:style>
    <style:style style:name="P3" style:family="paragraph">
      <loext:graphic-properties draw:fill-color="#87d1d1"/>
      <style:paragraph-properties fo:text-align="center"/>
      <style:text-properties fo:font-size="18pt" style:text-underline-style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7d1d1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ce181e"/>
    </style:style>
    <style:style style:name="T1" style:family="text">
      <style:text-properties fo:font-size="18pt" style:text-underline-style="none" fo:font-weight="bold" style:font-weight-asian="bold" style:font-weight-complex="bold"/>
    </style:style>
    <style:style style:name="T2" style:family="text">
      <style:text-properties fo:color="#ce181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91cm" svg:height="1.069cm" svg:x="8.366cm" svg:y="3.395cm">
          <text:p text:style-name="P1"><text:span text:style-name="T1">z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.591cm" svg:height="1.069cm" svg:x="11.166cm" svg:y="3.395cm">
          <text:p text:style-name="P1"><text:span text:style-name="T1">z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1.591cm" svg:height="1.069cm" svg:x="8.366cm" svg:y="6.295cm">
          <text:p text:style-name="P1"><text:span text:style-name="T1">y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1.591cm" svg:height="1.069cm" svg:x="11.166cm" svg:y="6.295cm">
          <text:p text:style-name="P1"><text:span text:style-name="T1">y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1.591cm" svg:height="1.069cm" svg:x="1.909cm" svg:y="10.443cm">
          <text:p text:style-name="P1"><text:span text:style-name="T1">Q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1.591cm" svg:height="1.069cm" svg:x="5.022cm" svg:y="10.443cm">
          <text:p text:style-name="P1"><text:span text:style-name="T1">Q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1.591cm" svg:height="1.069cm" svg:x="8.109cm" svg:y="10.443cm">
          <text:p text:style-name="P1"><text:span text:style-name="T1">Q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1.591cm" svg:height="1.069cm" svg:x="3.489cm" svg:y="13.143cm">
          <text:p text:style-name="P1"><text:span text:style-name="T1">x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1.591cm" svg:height="1.069cm" svg:x="6.289cm" svg:y="13.143cm">
          <text:p text:style-name="P1"><text:span text:style-name="T1">x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9.162cm" svg:y1="4.464cm" svg:x2="9.162cm" svg:y2="6.295cm" draw:start-shape="id1" draw:start-glue-point="6" draw:end-shape="id2" draw:end-glue-point="4" svg:d="M9162 4464v1831" svg:viewBox="0 0 1 1832">
          <text:p/>
        </draw:connector>
        <draw:connector draw:style-name="gr3" draw:text-style-name="P4" draw:layer="layout" draw:type="line" svg:x1="9.162cm" svg:y1="4.464cm" svg:x2="11.962cm" svg:y2="6.295cm" draw:start-shape="id1" draw:start-glue-point="6" draw:end-shape="id3" draw:end-glue-point="4" svg:d="M9162 4464l2800 1831" svg:viewBox="0 0 2801 1832">
          <text:p/>
        </draw:connector>
        <draw:connector draw:style-name="gr3" draw:text-style-name="P4" draw:layer="layout" draw:type="line" svg:x1="11.962cm" svg:y1="4.464cm" svg:x2="9.162cm" svg:y2="6.295cm" draw:start-shape="id4" draw:start-glue-point="6" draw:end-shape="id2" draw:end-glue-point="4" svg:d="M11962 4464l-2800 1831" svg:viewBox="0 0 2801 1832">
          <text:p/>
        </draw:connector>
        <draw:connector draw:style-name="gr3" draw:text-style-name="P4" draw:layer="layout" draw:type="line" svg:x1="11.962cm" svg:y1="4.464cm" svg:x2="11.962cm" svg:y2="6.295cm" draw:start-shape="id4" draw:start-glue-point="6" draw:end-shape="id3" draw:end-glue-point="4" svg:d="M11962 4464v1831" svg:viewBox="0 0 1 1832">
          <text:p/>
        </draw:connector>
        <draw:custom-shape draw:style-name="gr4" draw:text-style-name="P5" xml:id="id5" draw:id="id5" draw:layer="layout" svg:width="0.508cm" svg:height="0.508cm" svg:x="10.428cm" svg:y="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682cm" svg:y1="2.378cm" svg:x2="9.162cm" svg:y2="3.395cm" draw:start-shape="id5" draw:start-glue-point="8" draw:end-shape="id1" draw:end-glue-point="4" svg:d="M10682 2378l-1520 1017" svg:viewBox="0 0 1521 1018">
          <text:p/>
        </draw:connector>
        <draw:connector draw:style-name="gr3" draw:text-style-name="P4" draw:layer="layout" draw:type="line" svg:x1="10.682cm" svg:y1="2.378cm" svg:x2="11.962cm" svg:y2="3.395cm" draw:start-shape="id5" draw:start-glue-point="8" draw:end-shape="id4" draw:end-glue-point="4" svg:d="M10682 2378l1280 1017" svg:viewBox="0 0 1281 1018">
          <text:p/>
        </draw:connector>
        <draw:custom-shape draw:style-name="gr4" draw:text-style-name="P5" xml:id="id7" draw:id="id7" draw:layer="layout" svg:width="0.508cm" svg:height="0.508cm" svg:x="5.552cm" svg:y="1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285cm" svg:y1="14.212cm" svg:x2="5.806cm" svg:y2="15.319cm" draw:start-shape="id6" draw:start-glue-point="6" draw:end-shape="id7" draw:end-glue-point="4" svg:d="M4285 14212l1521 1107" svg:viewBox="0 0 1522 1108">
          <text:p/>
        </draw:connector>
        <draw:connector draw:style-name="gr3" draw:text-style-name="P4" draw:layer="layout" draw:type="line" svg:x1="7.085cm" svg:y1="14.212cm" svg:x2="5.806cm" svg:y2="15.319cm" draw:start-shape="id8" draw:start-glue-point="6" draw:end-shape="id7" draw:end-glue-point="4" svg:d="M7085 14212l-1279 1107" svg:viewBox="0 0 1280 1108">
          <text:p/>
        </draw:connector>
        <draw:custom-shape draw:style-name="gr4" draw:text-style-name="P5" xml:id="id9" draw:id="id9" draw:layer="layout" svg:width="0.508cm" svg:height="0.508cm" svg:x="5.554cm" svg:y="8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162cm" svg:y1="7.364cm" svg:x2="5.808cm" svg:y2="8.721cm" draw:start-shape="id2" draw:start-glue-point="6" draw:end-shape="id9" draw:end-glue-point="4" svg:d="M9162 7364l-3354 1357" svg:viewBox="0 0 3355 1358">
          <text:p/>
        </draw:connector>
        <draw:connector draw:style-name="gr3" draw:text-style-name="P4" draw:layer="layout" draw:type="line" svg:x1="11.962cm" svg:y1="7.364cm" svg:x2="5.808cm" svg:y2="8.721cm" draw:start-shape="id3" draw:start-glue-point="6" draw:end-shape="id9" draw:end-glue-point="4" svg:d="M11962 7364l-6154 1357" svg:viewBox="0 0 6155 1358">
          <text:p/>
        </draw:connector>
        <draw:connector draw:style-name="gr3" draw:text-style-name="P4" draw:layer="layout" draw:type="line" svg:x1="5.808cm" svg:y1="9.229cm" svg:x2="2.705cm" svg:y2="10.443cm" draw:start-shape="id9" draw:start-glue-point="8" draw:end-shape="id10" draw:end-glue-point="4" svg:d="M5808 9229l-3103 1214" svg:viewBox="0 0 3104 1215">
          <text:p/>
        </draw:connector>
        <draw:connector draw:style-name="gr3" draw:text-style-name="P4" draw:layer="layout" draw:type="line" svg:x1="5.808cm" svg:y1="9.229cm" svg:x2="5.817cm" svg:y2="10.443cm" draw:start-shape="id9" draw:start-glue-point="8" draw:end-shape="id11" svg:d="M5808 9229l9 1214" svg:viewBox="0 0 10 1215">
          <text:p/>
        </draw:connector>
        <draw:connector draw:style-name="gr3" draw:text-style-name="P4" draw:layer="layout" draw:type="line" svg:x1="5.808cm" svg:y1="9.229cm" svg:x2="8.905cm" svg:y2="10.443cm" draw:start-shape="id9" draw:start-glue-point="8" draw:end-shape="id12" draw:end-glue-point="4" svg:d="M5808 9229l3097 1214" svg:viewBox="0 0 3098 1215">
          <text:p/>
        </draw:connector>
        <draw:connector draw:style-name="gr3" draw:text-style-name="P4" draw:layer="layout" draw:type="line" svg:x1="2.705cm" svg:y1="11.512cm" svg:x2="4.285cm" svg:y2="13.143cm" draw:start-shape="id10" draw:start-glue-point="6" draw:end-shape="id6" draw:end-glue-point="4" svg:d="M2705 11512l1580 1631" svg:viewBox="0 0 1581 1632">
          <text:p/>
        </draw:connector>
        <draw:connector draw:style-name="gr3" draw:text-style-name="P4" draw:layer="layout" draw:type="line" svg:x1="2.705cm" svg:y1="11.512cm" svg:x2="7.085cm" svg:y2="13.143cm" draw:start-shape="id10" draw:start-glue-point="6" draw:end-shape="id8" draw:end-glue-point="4" svg:d="M2705 11512l4380 1631" svg:viewBox="0 0 4381 1632">
          <text:p/>
        </draw:connector>
        <draw:connector draw:style-name="gr3" draw:text-style-name="P4" draw:layer="layout" draw:type="line" svg:x1="5.818cm" svg:y1="11.512cm" svg:x2="4.285cm" svg:y2="13.143cm" draw:start-shape="id11" draw:start-glue-point="6" draw:end-shape="id6" draw:end-glue-point="4" svg:d="M5818 11512l-1533 1631" svg:viewBox="0 0 1534 1632">
          <text:p/>
        </draw:connector>
        <draw:connector draw:style-name="gr3" draw:text-style-name="P4" draw:layer="layout" draw:type="line" svg:x1="5.818cm" svg:y1="11.512cm" svg:x2="7.085cm" svg:y2="13.143cm" draw:start-shape="id11" draw:start-glue-point="6" draw:end-shape="id8" draw:end-glue-point="4" svg:d="M5818 11512l1267 1631" svg:viewBox="0 0 1268 1632">
          <text:p/>
        </draw:connector>
        <draw:connector draw:style-name="gr3" draw:text-style-name="P4" draw:layer="layout" draw:type="line" svg:x1="8.905cm" svg:y1="11.512cm" svg:x2="4.285cm" svg:y2="13.143cm" draw:start-shape="id12" draw:start-glue-point="6" draw:end-shape="id6" draw:end-glue-point="4" svg:d="M8905 11512l-4620 1631" svg:viewBox="0 0 4621 1632">
          <text:p/>
        </draw:connector>
        <draw:connector draw:style-name="gr3" draw:text-style-name="P4" draw:layer="layout" draw:type="line" svg:x1="8.905cm" svg:y1="11.512cm" svg:x2="7.085cm" svg:y2="13.143cm" draw:start-shape="id12" draw:start-glue-point="6" draw:end-shape="id8" draw:end-glue-point="4" svg:d="M8905 11512l-1820 1631" svg:viewBox="0 0 1821 1632">
          <text:p/>
        </draw:connector>
        <draw:custom-shape draw:style-name="gr2" draw:text-style-name="P3" xml:id="id17" draw:id="id17" draw:layer="layout" svg:width="1.591cm" svg:height="1.069cm" svg:x="11.109cm" svg:y="10.444cm">
          <text:p text:style-name="P1"><text:span text:style-name="T1">Q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8" draw:id="id18" draw:layer="layout" svg:width="1.591cm" svg:height="1.069cm" svg:x="14.222cm" svg:y="10.444cm">
          <text:p text:style-name="P1"><text:span text:style-name="T1">Q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9" draw:id="id19" draw:layer="layout" svg:width="1.591cm" svg:height="1.069cm" svg:x="17.309cm" svg:y="10.444cm">
          <text:p text:style-name="P1"><text:span text:style-name="T1">Q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1.591cm" svg:height="1.069cm" svg:x="12.689cm" svg:y="13.144cm">
          <text:p text:style-name="P1"><text:span text:style-name="T1">x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1.591cm" svg:height="1.069cm" svg:x="15.489cm" svg:y="13.144cm">
          <text:p text:style-name="P1"><text:span text:style-name="T1">x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4" draw:id="id14" draw:layer="layout" svg:width="0.508cm" svg:height="0.508cm" svg:x="14.752cm" svg:y="15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485cm" svg:y1="14.213cm" svg:x2="15.006cm" svg:y2="15.32cm" draw:start-shape="id13" draw:start-glue-point="6" draw:end-shape="id14" draw:end-glue-point="4" svg:d="M13485 14213l1521 1107" svg:viewBox="0 0 1522 1108">
          <text:p/>
        </draw:connector>
        <draw:connector draw:style-name="gr3" draw:text-style-name="P4" draw:layer="layout" draw:type="line" svg:x1="16.285cm" svg:y1="14.213cm" svg:x2="15.006cm" svg:y2="15.32cm" draw:start-shape="id15" draw:start-glue-point="6" draw:end-shape="id14" draw:end-glue-point="4" svg:d="M16285 14213l-1279 1107" svg:viewBox="0 0 1280 1108">
          <text:p/>
        </draw:connector>
        <draw:custom-shape draw:style-name="gr4" draw:text-style-name="P5" xml:id="id16" draw:id="id16" draw:layer="layout" svg:width="0.508cm" svg:height="0.508cm" svg:x="14.754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008cm" svg:y1="9.23cm" svg:x2="11.905cm" svg:y2="10.444cm" draw:start-shape="id16" draw:start-glue-point="8" draw:end-shape="id17" draw:end-glue-point="4" svg:d="M15008 9230l-3103 1214" svg:viewBox="0 0 3104 1215">
          <text:p/>
        </draw:connector>
        <draw:connector draw:style-name="gr3" draw:text-style-name="P4" draw:layer="layout" draw:type="line" svg:x1="15.008cm" svg:y1="9.23cm" svg:x2="15.017cm" svg:y2="10.444cm" draw:start-shape="id16" draw:start-glue-point="8" draw:end-shape="id18" svg:d="M15008 9230l9 1214" svg:viewBox="0 0 10 1215">
          <text:p/>
        </draw:connector>
        <draw:connector draw:style-name="gr3" draw:text-style-name="P4" draw:layer="layout" draw:type="line" svg:x1="15.008cm" svg:y1="9.23cm" svg:x2="18.105cm" svg:y2="10.444cm" draw:start-shape="id16" draw:start-glue-point="8" draw:end-shape="id19" draw:end-glue-point="4" svg:d="M15008 9230l3097 1214" svg:viewBox="0 0 3098 1215">
          <text:p/>
        </draw:connector>
        <draw:connector draw:style-name="gr3" draw:text-style-name="P4" draw:layer="layout" draw:type="line" svg:x1="11.905cm" svg:y1="11.513cm" svg:x2="13.485cm" svg:y2="13.144cm" draw:start-shape="id17" draw:start-glue-point="6" draw:end-shape="id13" draw:end-glue-point="4" svg:d="M11905 11513l1580 1631" svg:viewBox="0 0 1581 1632">
          <text:p/>
        </draw:connector>
        <draw:connector draw:style-name="gr3" draw:text-style-name="P4" draw:layer="layout" draw:type="line" svg:x1="11.905cm" svg:y1="11.513cm" svg:x2="16.285cm" svg:y2="13.144cm" draw:start-shape="id17" draw:start-glue-point="6" draw:end-shape="id15" draw:end-glue-point="4" svg:d="M11905 11513l4380 1631" svg:viewBox="0 0 4381 1632">
          <text:p/>
        </draw:connector>
        <draw:connector draw:style-name="gr3" draw:text-style-name="P4" draw:layer="layout" draw:type="line" svg:x1="15.018cm" svg:y1="11.513cm" svg:x2="13.485cm" svg:y2="13.144cm" draw:start-shape="id18" draw:start-glue-point="6" draw:end-shape="id13" draw:end-glue-point="4" svg:d="M15018 11513l-1533 1631" svg:viewBox="0 0 1534 1632">
          <text:p/>
        </draw:connector>
        <draw:connector draw:style-name="gr3" draw:text-style-name="P4" draw:layer="layout" draw:type="line" svg:x1="15.018cm" svg:y1="11.513cm" svg:x2="16.285cm" svg:y2="13.144cm" draw:start-shape="id18" draw:start-glue-point="6" draw:end-shape="id15" draw:end-glue-point="4" svg:d="M15018 11513l1267 1631" svg:viewBox="0 0 1268 1632">
          <text:p/>
        </draw:connector>
        <draw:connector draw:style-name="gr3" draw:text-style-name="P4" draw:layer="layout" draw:type="line" svg:x1="18.105cm" svg:y1="11.513cm" svg:x2="13.485cm" svg:y2="13.144cm" draw:start-shape="id19" draw:start-glue-point="6" draw:end-shape="id13" draw:end-glue-point="4" svg:d="M18105 11513l-4620 1631" svg:viewBox="0 0 4621 1632">
          <text:p/>
        </draw:connector>
        <draw:connector draw:style-name="gr3" draw:text-style-name="P4" draw:layer="layout" draw:type="line" svg:x1="18.105cm" svg:y1="11.513cm" svg:x2="16.285cm" svg:y2="13.144cm" draw:start-shape="id19" draw:start-glue-point="6" draw:end-shape="id15" draw:end-glue-point="4" svg:d="M18105 11513l-1820 1631" svg:viewBox="0 0 1821 1632">
          <text:p/>
        </draw:connector>
        <draw:connector draw:style-name="gr3" draw:text-style-name="P4" draw:layer="layout" draw:type="line" svg:x1="9.162cm" svg:y1="7.364cm" svg:x2="15.008cm" svg:y2="8.722cm" draw:start-shape="id2" draw:start-glue-point="6" draw:end-shape="id16" draw:end-glue-point="4" svg:d="M9162 7364l5846 1358" svg:viewBox="0 0 5847 1359">
          <text:p/>
        </draw:connector>
        <draw:connector draw:style-name="gr3" draw:text-style-name="P4" draw:layer="layout" draw:type="line" svg:x1="11.962cm" svg:y1="7.364cm" svg:x2="15.008cm" svg:y2="8.722cm" draw:start-shape="id3" draw:start-glue-point="6" draw:end-shape="id16" draw:end-glue-point="4" svg:d="M11962 7364l3046 1358" svg:viewBox="0 0 3047 1359">
          <text:p/>
        </draw:connector>
        <draw:frame draw:style-name="gr5" draw:text-style-name="P7" draw:layer="layout" svg:width="3.556cm" svg:height="0.763cm" svg:x="1.879cm" svg:y="8.528cm">
          <draw:text-box>
            <text:p text:style-name="P6"><text:span text:style-name="T2">multi {Q,x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4T11:33:13.764430748</meta:creation-date>
    <dc:date>2021-09-14T11:33:30.333205973</dc:date>
    <meta:editing-duration>PT16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